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08541666666667cm" style:use-optimal-column-width="true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nzerdivision Triese</text:p>
          </table:table-cell>
          <table:table-cell table:style-name="ce1"/>
          <table:table-cell office:value-type="string" table:style-name="ce1">
            <text:p>Gastone Gamb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 Tanks, 14000 Guns, 549 Aircraft</text:p>
          </table:table-cell>
          <table:table-cell office:value-type="string" table:style-name="ce1">
            <text:p>Fedor von Bo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3232 Tanks, 7600 Guns, 936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talian Royal Army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nea Navarini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ritish Commonwealth</text:p>
          </table:table-cell>
          <table:table-cell office:value-type="string" table:style-name="ce1">
            <text:p>179 Tanks, 1000 Artillery, 1500 Aircraft</text:p>
          </table:table-cell>
          <table:table-cell office:value-type="string" table:style-name="ce1">
            <text:p>Claude Auchinleck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25000 Units</text:p>
          </table:table-cell>
          <table:table-cell office:value-type="string" table:style-name="ce1">
            <text:p>W. Ritter von Leeb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930000 Units</text:p>
          </table:table-cell>
          <table:table-cell office:value-type="string" table:style-name="ce1">
            <text:p>Margian Pop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6250 Tanks, 7500 Aircraft, 41600 Artillery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519 AFV, 2224 Aircraft, 9303 Artilliery</text:p>
          </table:table-cell>
          <table:table-cell office:value-type="string" table:style-name="ce1">
            <text:p>Gotthard Heinrici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mperial Japanese Army</text:p>
          </table:table-cell>
          <table:table-cell office:value-type="string" table:style-name="ce1">
            <text:p>73 Tanks, 64 Tankettes, 400 Aircraft</text:p>
          </table:table-cell>
          <table:table-cell office:value-type="string" table:style-name="ce1">
            <text:p>Michitaro Komatsub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50 Tanks, 900 Aircraft, 634 Artillery</text:p>
          </table:table-cell>
          <table:table-cell office:value-type="string" table:style-name="ce1">
            <text:p>Grigoriy Shter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text:s/>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text:s/>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Sascha</dc:creator>
    <meta:creation-date>2009-04-16T11:32:48Z</meta:creation-date>
    <dc:date>2017-06-19T20:06:48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